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FZSongTi" svg:font-family="FZSongTi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table:formula="of:=['file:///home/kyoshida/ooo/ooo-test-files/calc/external-ref/extdata-enc-12345.ods'#$Data.A1]" office:value-type="string" office:string-value="Secret data (encrypted with password)">
            <text:p>Secret data (encrypted with password)</text:p>
          </table:table-cell>
        </table:table-row>
        <table:table-row table:style-name="ro1">
          <table:table-cell table:formula="of:=['file:///home/kyoshida/ooo/ooo-test-files/calc/external-ref/extdata-enc-12345.ods'#$Data.A2]" office:value-type="float" office:value="1">
            <text:p>1</text:p>
          </table:table-cell>
        </table:table-row>
        <table:table-row table:style-name="ro1">
          <table:table-cell table:formula="of:=['file:///home/kyoshida/ooo/ooo-test-files/calc/external-ref/extdata-enc-12345.ods'#$Data.A3]" office:value-type="float" office:value="2">
            <text:p>2</text:p>
          </table:table-cell>
        </table:table-row>
        <table:table-row table:style-name="ro1">
          <table:table-cell table:formula="of:=['file:///home/kyoshida/ooo/ooo-test-files/calc/external-ref/extdata-enc-12345.ods'#$Data.A4]" office:value-type="float" office:value="3">
            <text:p>3</text:p>
          </table:table-cell>
        </table:table-row>
        <table:table-row table:style-name="ro1">
          <table:table-cell table:formula="of:=['file:///home/kyoshida/ooo/ooo-test-files/calc/external-ref/extdata-enc-12345.ods'#$Data.A5]" office:value-type="float" office:value="4">
            <text:p>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'file:///home/kyoshida/ooo/ooo-test-files/calc/external-ref/extdata-enc-12345.ods'#Data" table:print="false" table:style-name="ta_extref">
        <table:table-source xlink:href="../extdata-enc-12345.ods" table:table-name="Data" table:filter-name="calc8" table:mode="copy-results-only"/>
        <table:table-row>
          <table:table-cell table:style-name="ce1" office:value-type="string">
            <text:p>Secret data (encrypted with password)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4">
            <text:p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FZSongTi" svg:font-family="FZSongTi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FZSongT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8">03/08/2010</text:date>, <text:time>14:06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05T19:58:25</meta:creation-date>
    <dc:date>2010-03-08T14:06:04</dc:date>
    <meta:editing-duration>PT6M58S</meta:editing-duration>
    <meta:editing-cycles>8</meta:editing-cycles>
    <meta:generator>OpenOffice.org/3.3$Linux OpenOffice.org_project/300m72$Build-9484</meta:generator>
    <meta:document-statistic meta:table-count="3" meta:cell-count="5" meta:object-count="0"/>
  </office:meta>
</office:document-meta>
</file>